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13.237cm" svg:x="3.515cm" svg:y="9.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1</text:p>
                <text:p>2</text:p>
                <text:p/>
                <text:p/>
                <text:p/>
                <text:p/>
                <text:p/>
              </table:table-cell>
              <table:table-cell>
                <text:list text:style-name="L2">
                  <text:list-item>
                    <text:p>4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>5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>6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>7</text:p>
                  </text:list-item>
                </text:list>
              </table:table-cell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23T12:54:16.620000000</dc:date>
    <meta:editing-duration>PT1M8S</meta:editing-duration>
    <meta:editing-cycles>2</meta:editing-cycles>
    <meta:generator>LibreOffice/7.3.5.2$Windows_X86_64 LibreOffice_project/184fe81b8c8c30d8b5082578aee2fed2ea847c01</meta:generator>
    <meta:document-statistic meta:object-count="1"/>
  </office:meta>
</office:document-meta>
</file>